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4.13mm"/>
    </style:style>
    <style:style style:name="co2" style:family="table-column">
      <style:table-column-properties fo:break-before="auto" style:column-width="121.7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8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ndale Mono" fo:font-weight="bold" style:font-weight-asian="bold" style:font-weight-complex="bold"/>
    </style:style>
    <style:style style:name="ce2" style:family="table-cell" style:parent-style-name="Default">
      <style:text-properties style:font-name="Andale Mono"/>
    </style:style>
    <style:style style:name="ce3" style:family="table-cell" style:parent-style-name="Default">
      <style:text-properties style:font-name="Andale Mono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oodl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DEST BASE:</text:p>
          </table:table-cell>
          <table:table-cell office:value-type="string" calcext:value-type="string">
            <text:p>html/moodle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RC BASE:</text:p>
          </table:table-cell>
          <table:table-cell office:value-type="string" calcext:value-type="string">
            <text:p>./moodl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LINK PATH (paste list here!)</text:p>
          </table:table-cell>
          <table:table-cell table:style-name="ce3" office:value-type="string" calcext:value-type="string">
            <text:p>CLEAN PATH</text:p>
          </table:table-cell>
          <table:table-cell table:style-name="ce5" office:value-type="string" calcext:value-type="string">
            <text:p>STEPS</text:p>
          </table:table-cell>
          <table:table-cell table:style-name="ce3" office:value-type="string" calcext:value-type="string">
            <text:p>LINK CREATION COMMAND (from root)</text:p>
          </table:table-cell>
          <table:table-cell table:style-name="ce6" table:number-columns-repeated="1020"/>
        </table:table-row>
        <table:table-row table:style-name="ro1">
          <table:table-cell office:value-type="string" calcext:value-type="string">
            <text:p>./theme/xtec2</text:p>
          </table:table-cell>
          <table:table-cell table:formula="of:=MID([.A5];2;999)" office:value-type="string" office:string-value="/theme/xtec2" calcext:value-type="string">
            <text:p>/theme/xtec2</text:p>
          </table:table-cell>
          <table:table-cell office:value-type="float" office:value="2" calcext:value-type="float">
            <text:p>2</text:p>
          </table:table-cell>
          <table:table-cell table:formula="of:=&quot;ln -s &quot; &amp; REPT(&quot;../&quot;;[.C5]) &amp; [.$B$1] &amp; [.B5] &amp; &quot; &quot; &amp; [.$B$2] &amp; [.B5]" office:value-type="string" office:string-value="ln -s ../../html/moodle2/theme/xtec2 ./moodle/theme/xtec2" calcext:value-type="string">
            <text:p>ln -s ../../html/moodle2/theme/xtec2 ./moodle/theme/xtec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course/format/vv</text:p>
          </table:table-cell>
          <table:table-cell table:formula="of:=MID([.A6];2;999)" office:value-type="string" office:string-value="/course/format/vv" calcext:value-type="string">
            <text:p>/course/format/vv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C6]) &amp; [.$B$1] &amp; [.B6] &amp; &quot; &quot; &amp; [.$B$2] &amp; [.B6]" office:value-type="string" office:string-value="ln -s ../../../html/moodle2/course/format/vv ./moodle/course/format/vv" calcext:value-type="string">
            <text:p>ln -s ../../../html/moodle2/course/format/vv ./moodle/course/format/v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course/format/simple</text:p>
          </table:table-cell>
          <table:table-cell table:formula="of:=MID([.A7];2;999)" office:value-type="string" office:string-value="/course/format/simple" calcext:value-type="string">
            <text:p>/course/format/simple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C7]) &amp; [.$B$1] &amp; [.B7] &amp; &quot; &quot; &amp; [.$B$2] &amp; [.B7]" office:value-type="string" office:string-value="ln -s ../../../html/moodle2/course/format/simple ./moodle/course/format/simple" calcext:value-type="string">
            <text:p>ln -s ../../../html/moodle2/course/format/simple ./moodle/course/format/sim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mod/journal</text:p>
          </table:table-cell>
          <table:table-cell table:formula="of:=MID([.A8];2;999)" office:value-type="string" office:string-value="/mod/journal" calcext:value-type="string">
            <text:p>/mod/journal</text:p>
          </table:table-cell>
          <table:table-cell office:value-type="float" office:value="2" calcext:value-type="float">
            <text:p>2</text:p>
          </table:table-cell>
          <table:table-cell table:formula="of:=&quot;ln -s &quot; &amp; REPT(&quot;../&quot;;[.C8]) &amp; [.$B$1] &amp; [.B8] &amp; &quot; &quot; &amp; [.$B$2] &amp; [.B8]" office:value-type="string" office:string-value="ln -s ../../html/moodle2/mod/journal ./moodle/mod/journal" calcext:value-type="string">
            <text:p>ln -s ../../html/moodle2/mod/journal ./moodle/mod/journ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mod/qv</text:p>
          </table:table-cell>
          <table:table-cell table:formula="of:=MID([.A9];2;999)" office:value-type="string" office:string-value="/mod/qv" calcext:value-type="string">
            <text:p>/mod/qv</text:p>
          </table:table-cell>
          <table:table-cell office:value-type="float" office:value="2" calcext:value-type="float">
            <text:p>2</text:p>
          </table:table-cell>
          <table:table-cell table:formula="of:=&quot;ln -s &quot; &amp; REPT(&quot;../&quot;;[.C9]) &amp; [.$B$1] &amp; [.B9] &amp; &quot; &quot; &amp; [.$B$2] &amp; [.B9]" office:value-type="string" office:string-value="ln -s ../../html/moodle2/mod/qv ./moodle/mod/qv" calcext:value-type="string">
            <text:p>ln -s ../../html/moodle2/mod/qv ./moodle/mod/q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mod/choicegroup</text:p>
          </table:table-cell>
          <table:table-cell table:formula="of:=MID([.A10];2;999)" office:value-type="string" office:string-value="/mod/choicegroup" calcext:value-type="string">
            <text:p>/mod/choicegroup</text:p>
          </table:table-cell>
          <table:table-cell office:value-type="float" office:value="2" calcext:value-type="float">
            <text:p>2</text:p>
          </table:table-cell>
          <table:table-cell table:formula="of:=&quot;ln -s &quot; &amp; REPT(&quot;../&quot;;[.C10]) &amp; [.$B$1] &amp; [.B10] &amp; &quot; &quot; &amp; [.$B$2] &amp; [.B10]" office:value-type="string" office:string-value="ln -s ../../html/moodle2/mod/choicegroup ./moodle/mod/choicegroup" calcext:value-type="string">
            <text:p>ln -s ../../html/moodle2/mod/choicegroup ./moodle/mod/choicegro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mod/jclic</text:p>
          </table:table-cell>
          <table:table-cell table:formula="of:=MID([.A11];2;999)" office:value-type="string" office:string-value="/mod/jclic" calcext:value-type="string">
            <text:p>/mod/jclic</text:p>
          </table:table-cell>
          <table:table-cell office:value-type="float" office:value="2" calcext:value-type="float">
            <text:p>2</text:p>
          </table:table-cell>
          <table:table-cell table:formula="of:=&quot;ln -s &quot; &amp; REPT(&quot;../&quot;;[.C11]) &amp; [.$B$1] &amp; [.B11] &amp; &quot; &quot; &amp; [.$B$2] &amp; [.B11]" office:value-type="string" office:string-value="ln -s ../../html/moodle2/mod/jclic ./moodle/mod/jclic" calcext:value-type="string">
            <text:p>ln -s ../../html/moodle2/mod/jclic ./moodle/mod/jcl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mod/geogebra</text:p>
          </table:table-cell>
          <table:table-cell table:formula="of:=MID([.A12];2;999)" office:value-type="string" office:string-value="/mod/geogebra" calcext:value-type="string">
            <text:p>/mod/geogebra</text:p>
          </table:table-cell>
          <table:table-cell office:value-type="float" office:value="2" calcext:value-type="float">
            <text:p>2</text:p>
          </table:table-cell>
          <table:table-cell table:formula="of:=&quot;ln -s &quot; &amp; REPT(&quot;../&quot;;[.C12]) &amp; [.$B$1] &amp; [.B12] &amp; &quot; &quot; &amp; [.$B$2] &amp; [.B12]" office:value-type="string" office:string-value="ln -s ../../html/moodle2/mod/geogebra ./moodle/mod/geogebra" calcext:value-type="string">
            <text:p>ln -s ../../html/moodle2/mod/geogebra ./moodle/mod/geogeb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mod/hvp</text:p>
          </table:table-cell>
          <table:table-cell table:formula="of:=MID([.A13];2;999)" office:value-type="string" office:string-value="/mod/hvp" calcext:value-type="string">
            <text:p>/mod/hvp</text:p>
          </table:table-cell>
          <table:table-cell office:value-type="float" office:value="2" calcext:value-type="float">
            <text:p>2</text:p>
          </table:table-cell>
          <table:table-cell table:formula="of:=&quot;ln -s &quot; &amp; REPT(&quot;../&quot;;[.C13]) &amp; [.$B$1] &amp; [.B13] &amp; &quot; &quot; &amp; [.$B$2] &amp; [.B13]" office:value-type="string" office:string-value="ln -s ../../html/moodle2/mod/hvp ./moodle/mod/hvp" calcext:value-type="string">
            <text:p>ln -s ../../html/moodle2/mod/hvp ./moodle/mod/hv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mod/hotpot</text:p>
          </table:table-cell>
          <table:table-cell table:formula="of:=MID([.A14];2;999)" office:value-type="string" office:string-value="/mod/hotpot" calcext:value-type="string">
            <text:p>/mod/hotpot</text:p>
          </table:table-cell>
          <table:table-cell office:value-type="float" office:value="2" calcext:value-type="float">
            <text:p>2</text:p>
          </table:table-cell>
          <table:table-cell table:formula="of:=&quot;ln -s &quot; &amp; REPT(&quot;../&quot;;[.C14]) &amp; [.$B$1] &amp; [.B14] &amp; &quot; &quot; &amp; [.$B$2] &amp; [.B14]" office:value-type="string" office:string-value="ln -s ../../html/moodle2/mod/hotpot ./moodle/mod/hotpot" calcext:value-type="string">
            <text:p>ln -s ../../html/moodle2/mod/hotpot ./moodle/mod/hotp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mod/questionnaire</text:p>
          </table:table-cell>
          <table:table-cell table:formula="of:=MID([.A15];2;999)" office:value-type="string" office:string-value="/mod/questionnaire" calcext:value-type="string">
            <text:p>/mod/questionnaire</text:p>
          </table:table-cell>
          <table:table-cell office:value-type="float" office:value="2" calcext:value-type="float">
            <text:p>2</text:p>
          </table:table-cell>
          <table:table-cell table:formula="of:=&quot;ln -s &quot; &amp; REPT(&quot;../&quot;;[.C15]) &amp; [.$B$1] &amp; [.B15] &amp; &quot; &quot; &amp; [.$B$2] &amp; [.B15]" office:value-type="string" office:string-value="ln -s ../../html/moodle2/mod/questionnaire ./moodle/mod/questionnaire" calcext:value-type="string">
            <text:p>ln -s ../../html/moodle2/mod/questionnaire ./moodle/mod/questionn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mod/rcontent</text:p>
          </table:table-cell>
          <table:table-cell table:formula="of:=MID([.A16];2;999)" office:value-type="string" office:string-value="/mod/rcontent" calcext:value-type="string">
            <text:p>/mod/rcontent</text:p>
          </table:table-cell>
          <table:table-cell office:value-type="float" office:value="2" calcext:value-type="float">
            <text:p>2</text:p>
          </table:table-cell>
          <table:table-cell table:formula="of:=&quot;ln -s &quot; &amp; REPT(&quot;../&quot;;[.C16]) &amp; [.$B$1] &amp; [.B16] &amp; &quot; &quot; &amp; [.$B$2] &amp; [.B16]" office:value-type="string" office:string-value="ln -s ../../html/moodle2/mod/rcontent ./moodle/mod/rcontent" calcext:value-type="string">
            <text:p>ln -s ../../html/moodle2/mod/rcontent ./moodle/mod/rcont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angpacks</text:p>
          </table:table-cell>
          <table:table-cell table:formula="of:=MID([.A17];2;999)" office:value-type="string" office:string-value="/langpacks" calcext:value-type="string">
            <text:p>/langpacks</text:p>
          </table:table-cell>
          <table:table-cell office:value-type="float" office:value="1" calcext:value-type="float">
            <text:p>1</text:p>
          </table:table-cell>
          <table:table-cell table:formula="of:=&quot;ln -s &quot; &amp; REPT(&quot;../&quot;;[.C17]) &amp; [.$B$1] &amp; [.B17] &amp; &quot; &quot; &amp; [.$B$2] &amp; [.B17]" office:value-type="string" office:string-value="ln -s ../html/moodle2/langpacks ./moodle/langpacks" calcext:value-type="string">
            <text:p>ln -s ../html/moodle2/langpacks ./moodle/langpac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user/tests/group_non_members_selector_test.php</text:p>
          </table:table-cell>
          <table:table-cell table:formula="of:=MID([.A18];2;999)" office:value-type="string" office:string-value="/user/tests/group_non_members_selector_test.php" calcext:value-type="string">
            <text:p>/user/tests/group_non_members_selector_test.php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C18]) &amp; [.$B$1] &amp; [.B18] &amp; &quot; &quot; &amp; [.$B$2] &amp; [.B18]" office:value-type="string" office:string-value="ln -s ../../../html/moodle2/user/tests/group_non_members_selector_test.php ./moodle/user/tests/group_non_members_selector_test.php" calcext:value-type="string">
            <text:p>ln -s ../../../html/moodle2/user/tests/group_non_members_selector_test.php ./moodle/user/tests/group_non_members_selector_test.ph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filter/wiris</text:p>
          </table:table-cell>
          <table:table-cell table:formula="of:=MID([.A19];2;999)" office:value-type="string" office:string-value="/filter/wiris" calcext:value-type="string">
            <text:p>/filter/wiris</text:p>
          </table:table-cell>
          <table:table-cell office:value-type="float" office:value="2" calcext:value-type="float">
            <text:p>2</text:p>
          </table:table-cell>
          <table:table-cell table:formula="of:=&quot;ln -s &quot; &amp; REPT(&quot;../&quot;;[.C19]) &amp; [.$B$1] &amp; [.B19] &amp; &quot; &quot; &amp; [.$B$2] &amp; [.B19]" office:value-type="string" office:string-value="ln -s ../../html/moodle2/filter/wiris ./moodle/filter/wiris" calcext:value-type="string">
            <text:p>ln -s ../../html/moodle2/filter/wiris ./moodle/filter/wir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ocal/clickedu</text:p>
          </table:table-cell>
          <table:table-cell table:formula="of:=MID([.A20];2;999)" office:value-type="string" office:string-value="/local/clickedu" calcext:value-type="string">
            <text:p>/local/clickedu</text:p>
          </table:table-cell>
          <table:table-cell office:value-type="float" office:value="2" calcext:value-type="float">
            <text:p>2</text:p>
          </table:table-cell>
          <table:table-cell table:formula="of:=&quot;ln -s &quot; &amp; REPT(&quot;../&quot;;[.C20]) &amp; [.$B$1] &amp; [.B20] &amp; &quot; &quot; &amp; [.$B$2] &amp; [.B20]" office:value-type="string" office:string-value="ln -s ../../html/moodle2/local/clickedu ./moodle/local/clickedu" calcext:value-type="string">
            <text:p>ln -s ../../html/moodle2/local/clickedu ./moodle/local/clicked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ocal/mobile</text:p>
          </table:table-cell>
          <table:table-cell table:formula="of:=MID([.A21];2;999)" office:value-type="string" office:string-value="/local/mobile" calcext:value-type="string">
            <text:p>/local/mobile</text:p>
          </table:table-cell>
          <table:table-cell office:value-type="float" office:value="2" calcext:value-type="float">
            <text:p>2</text:p>
          </table:table-cell>
          <table:table-cell table:formula="of:=&quot;ln -s &quot; &amp; REPT(&quot;../&quot;;[.C21]) &amp; [.$B$1] &amp; [.B21] &amp; &quot; &quot; &amp; [.$B$2] &amp; [.B21]" office:value-type="string" office:string-value="ln -s ../../html/moodle2/local/mobile ./moodle/local/mobile" calcext:value-type="string">
            <text:p>ln -s ../../html/moodle2/local/mobile ./moodle/local/mobi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ocal/bigdata</text:p>
          </table:table-cell>
          <table:table-cell table:formula="of:=MID([.A22];2;999)" office:value-type="string" office:string-value="/local/bigdata" calcext:value-type="string">
            <text:p>/local/bigdata</text:p>
          </table:table-cell>
          <table:table-cell office:value-type="float" office:value="2" calcext:value-type="float">
            <text:p>2</text:p>
          </table:table-cell>
          <table:table-cell table:formula="of:=&quot;ln -s &quot; &amp; REPT(&quot;../&quot;;[.C22]) &amp; [.$B$1] &amp; [.B22] &amp; &quot; &quot; &amp; [.$B$2] &amp; [.B22]" office:value-type="string" office:string-value="ln -s ../../html/moodle2/local/bigdata ./moodle/local/bigdata" calcext:value-type="string">
            <text:p>ln -s ../../html/moodle2/local/bigdata ./moodle/local/bigda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ocal/agora</text:p>
          </table:table-cell>
          <table:table-cell table:formula="of:=MID([.A23];2;999)" office:value-type="string" office:string-value="/local/agora" calcext:value-type="string">
            <text:p>/local/agora</text:p>
          </table:table-cell>
          <table:table-cell office:value-type="float" office:value="2" calcext:value-type="float">
            <text:p>2</text:p>
          </table:table-cell>
          <table:table-cell table:formula="of:=&quot;ln -s &quot; &amp; REPT(&quot;../&quot;;[.C23]) &amp; [.$B$1] &amp; [.B23] &amp; &quot; &quot; &amp; [.$B$2] &amp; [.B23]" office:value-type="string" office:string-value="ln -s ../../html/moodle2/local/agora ./moodle/local/agora" calcext:value-type="string">
            <text:p>ln -s ../../html/moodle2/local/agora ./moodle/local/ago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ocal/alexandriaimporter</text:p>
          </table:table-cell>
          <table:table-cell table:formula="of:=MID([.A24];2;999)" office:value-type="string" office:string-value="/local/alexandriaimporter" calcext:value-type="string">
            <text:p>/local/alexandriaimporter</text:p>
          </table:table-cell>
          <table:table-cell office:value-type="float" office:value="2" calcext:value-type="float">
            <text:p>2</text:p>
          </table:table-cell>
          <table:table-cell table:formula="of:=&quot;ln -s &quot; &amp; REPT(&quot;../&quot;;[.C24]) &amp; [.$B$1] &amp; [.B24] &amp; &quot; &quot; &amp; [.$B$2] &amp; [.B24]" office:value-type="string" office:string-value="ln -s ../../html/moodle2/local/alexandriaimporter ./moodle/local/alexandriaimporter" calcext:value-type="string">
            <text:p>ln -s ../../html/moodle2/local/alexandriaimporter ./moodle/local/alexandriaimpor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ocal/rcommon</text:p>
          </table:table-cell>
          <table:table-cell table:formula="of:=MID([.A25];2;999)" office:value-type="string" office:string-value="/local/rcommon" calcext:value-type="string">
            <text:p>/local/rcommon</text:p>
          </table:table-cell>
          <table:table-cell office:value-type="float" office:value="2" calcext:value-type="float">
            <text:p>2</text:p>
          </table:table-cell>
          <table:table-cell table:formula="of:=&quot;ln -s &quot; &amp; REPT(&quot;../&quot;;[.C25]) &amp; [.$B$1] &amp; [.B25] &amp; &quot; &quot; &amp; [.$B$2] &amp; [.B25]" office:value-type="string" office:string-value="ln -s ../../html/moodle2/local/rcommon ./moodle/local/rcommon" calcext:value-type="string">
            <text:p>ln -s ../../html/moodle2/local/rcommon ./moodle/local/rcomm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ocal/defaults.php</text:p>
          </table:table-cell>
          <table:table-cell table:formula="of:=MID([.A26];2;999)" office:value-type="string" office:string-value="/local/defaults.php" calcext:value-type="string">
            <text:p>/local/defaults.php</text:p>
          </table:table-cell>
          <table:table-cell office:value-type="float" office:value="2" calcext:value-type="float">
            <text:p>2</text:p>
          </table:table-cell>
          <table:table-cell table:formula="of:=&quot;ln -s &quot; &amp; REPT(&quot;../&quot;;[.C26]) &amp; [.$B$1] &amp; [.B26] &amp; &quot; &quot; &amp; [.$B$2] &amp; [.B26]" office:value-type="string" office:string-value="ln -s ../../html/moodle2/local/defaults.php ./moodle/local/defaults.php" calcext:value-type="string">
            <text:p>ln -s ../../html/moodle2/local/defaults.php ./moodle/local/defaults.ph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ocal/wsvicensvives</text:p>
          </table:table-cell>
          <table:table-cell table:formula="of:=MID([.A27];2;999)" office:value-type="string" office:string-value="/local/wsvicensvives" calcext:value-type="string">
            <text:p>/local/wsvicensvives</text:p>
          </table:table-cell>
          <table:table-cell office:value-type="float" office:value="2" calcext:value-type="float">
            <text:p>2</text:p>
          </table:table-cell>
          <table:table-cell table:formula="of:=&quot;ln -s &quot; &amp; REPT(&quot;../&quot;;[.C27]) &amp; [.$B$1] &amp; [.B27] &amp; &quot; &quot; &amp; [.$B$2] &amp; [.B27]" office:value-type="string" office:string-value="ln -s ../../html/moodle2/local/wsvicensvives ./moodle/local/wsvicensvives" calcext:value-type="string">
            <text:p>ln -s ../../html/moodle2/local/wsvicensvives ./moodle/local/wsvicensv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ocal/oauth</text:p>
          </table:table-cell>
          <table:table-cell table:formula="of:=MID([.A28];2;999)" office:value-type="string" office:string-value="/local/oauth" calcext:value-type="string">
            <text:p>/local/oauth</text:p>
          </table:table-cell>
          <table:table-cell office:value-type="float" office:value="2" calcext:value-type="float">
            <text:p>2</text:p>
          </table:table-cell>
          <table:table-cell table:formula="of:=&quot;ln -s &quot; &amp; REPT(&quot;../&quot;;[.C28]) &amp; [.$B$1] &amp; [.B28] &amp; &quot; &quot; &amp; [.$B$2] &amp; [.B28]" office:value-type="string" office:string-value="ln -s ../../html/moodle2/local/oauth ./moodle/local/oauth" calcext:value-type="string">
            <text:p>ln -s ../../html/moodle2/local/oauth ./moodle/local/oau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report/coursequotas</text:p>
          </table:table-cell>
          <table:table-cell table:formula="of:=MID([.A29];2;999)" office:value-type="string" office:string-value="/report/coursequotas" calcext:value-type="string">
            <text:p>/report/coursequotas</text:p>
          </table:table-cell>
          <table:table-cell office:value-type="float" office:value="2" calcext:value-type="float">
            <text:p>2</text:p>
          </table:table-cell>
          <table:table-cell table:formula="of:=&quot;ln -s &quot; &amp; REPT(&quot;../&quot;;[.C29]) &amp; [.$B$1] &amp; [.B29] &amp; &quot; &quot; &amp; [.$B$2] &amp; [.B29]" office:value-type="string" office:string-value="ln -s ../../html/moodle2/report/coursequotas ./moodle/report/coursequotas" calcext:value-type="string">
            <text:p>ln -s ../../html/moodle2/report/coursequotas ./moodle/report/coursequota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blocks/licenses_vicensvives</text:p>
          </table:table-cell>
          <table:table-cell table:formula="of:=MID([.A30];2;999)" office:value-type="string" office:string-value="/blocks/licenses_vicensvives" calcext:value-type="string">
            <text:p>/blocks/licenses_vicensvives</text:p>
          </table:table-cell>
          <table:table-cell office:value-type="float" office:value="2" calcext:value-type="float">
            <text:p>2</text:p>
          </table:table-cell>
          <table:table-cell table:formula="of:=&quot;ln -s &quot; &amp; REPT(&quot;../&quot;;[.C30]) &amp; [.$B$1] &amp; [.B30] &amp; &quot; &quot; &amp; [.$B$2] &amp; [.B30]" office:value-type="string" office:string-value="ln -s ../../html/moodle2/blocks/licenses_vicensvives ./moodle/blocks/licenses_vicensvives" calcext:value-type="string">
            <text:p>ln -s ../../html/moodle2/blocks/licenses_vicensvives ./moodle/blocks/licenses_vicensv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blocks/my_books</text:p>
          </table:table-cell>
          <table:table-cell table:formula="of:=MID([.A31];2;999)" office:value-type="string" office:string-value="/blocks/my_books" calcext:value-type="string">
            <text:p>/blocks/my_books</text:p>
          </table:table-cell>
          <table:table-cell office:value-type="float" office:value="2" calcext:value-type="float">
            <text:p>2</text:p>
          </table:table-cell>
          <table:table-cell table:formula="of:=&quot;ln -s &quot; &amp; REPT(&quot;../&quot;;[.C31]) &amp; [.$B$1] &amp; [.B31] &amp; &quot; &quot; &amp; [.$B$2] &amp; [.B31]" office:value-type="string" office:string-value="ln -s ../../html/moodle2/blocks/my_books ./moodle/blocks/my_books" calcext:value-type="string">
            <text:p>ln -s ../../html/moodle2/blocks/my_books ./moodle/blocks/my_boo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blocks/completion_progress</text:p>
          </table:table-cell>
          <table:table-cell table:formula="of:=MID([.A32];2;999)" office:value-type="string" office:string-value="/blocks/completion_progress" calcext:value-type="string">
            <text:p>/blocks/completion_progress</text:p>
          </table:table-cell>
          <table:table-cell office:value-type="float" office:value="2" calcext:value-type="float">
            <text:p>2</text:p>
          </table:table-cell>
          <table:table-cell table:formula="of:=&quot;ln -s &quot; &amp; REPT(&quot;../&quot;;[.C32]) &amp; [.$B$1] &amp; [.B32] &amp; &quot; &quot; &amp; [.$B$2] &amp; [.B32]" office:value-type="string" office:string-value="ln -s ../../html/moodle2/blocks/completion_progress ./moodle/blocks/completion_progress" calcext:value-type="string">
            <text:p>ln -s ../../html/moodle2/blocks/completion_progress ./moodle/blocks/completion_progre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blocks/courses_vicensvives</text:p>
          </table:table-cell>
          <table:table-cell table:formula="of:=MID([.A33];2;999)" office:value-type="string" office:string-value="/blocks/courses_vicensvives" calcext:value-type="string">
            <text:p>/blocks/courses_vicensvives</text:p>
          </table:table-cell>
          <table:table-cell office:value-type="float" office:value="2" calcext:value-type="float">
            <text:p>2</text:p>
          </table:table-cell>
          <table:table-cell table:formula="of:=&quot;ln -s &quot; &amp; REPT(&quot;../&quot;;[.C33]) &amp; [.$B$1] &amp; [.B33] &amp; &quot; &quot; &amp; [.$B$2] &amp; [.B33]" office:value-type="string" office:string-value="ln -s ../../html/moodle2/blocks/courses_vicensvives ./moodle/blocks/courses_vicensvives" calcext:value-type="string">
            <text:p>ln -s ../../html/moodle2/blocks/courses_vicensvives ./moodle/blocks/courses_vicensv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blocks/rgrade</text:p>
          </table:table-cell>
          <table:table-cell table:formula="of:=MID([.A34];2;999)" office:value-type="string" office:string-value="/blocks/rgrade" calcext:value-type="string">
            <text:p>/blocks/rgrade</text:p>
          </table:table-cell>
          <table:table-cell office:value-type="float" office:value="2" calcext:value-type="float">
            <text:p>2</text:p>
          </table:table-cell>
          <table:table-cell table:formula="of:=&quot;ln -s &quot; &amp; REPT(&quot;../&quot;;[.C34]) &amp; [.$B$1] &amp; [.B34] &amp; &quot; &quot; &amp; [.$B$2] &amp; [.B34]" office:value-type="string" office:string-value="ln -s ../../html/moodle2/blocks/rgrade ./moodle/blocks/rgrade" calcext:value-type="string">
            <text:p>ln -s ../../html/moodle2/blocks/rgrade ./moodle/blocks/rgr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/editor/atto/plugins/wiris</text:p>
          </table:table-cell>
          <table:table-cell table:formula="of:=MID([.A35];2;999)" office:value-type="string" office:string-value="/lib/editor/atto/plugins/wiris" calcext:value-type="string">
            <text:p>/lib/editor/atto/plugins/wiris</text:p>
          </table:table-cell>
          <table:table-cell office:value-type="float" office:value="5" calcext:value-type="float">
            <text:p>5</text:p>
          </table:table-cell>
          <table:table-cell table:formula="of:=&quot;ln -s &quot; &amp; REPT(&quot;../&quot;;[.C35]) &amp; [.$B$1] &amp; [.B35] &amp; &quot; &quot; &amp; [.$B$2] &amp; [.B35]" office:value-type="string" office:string-value="ln -s ../../../../../html/moodle2/lib/editor/atto/plugins/wiris ./moodle/lib/editor/atto/plugins/wiris" calcext:value-type="string">
            <text:p>ln -s ../../../../../html/moodle2/lib/editor/atto/plugins/wiris ./moodle/lib/editor/atto/plugins/wir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/editor/atto/plugins/fontsize</text:p>
          </table:table-cell>
          <table:table-cell table:formula="of:=MID([.A36];2;999)" office:value-type="string" office:string-value="/lib/editor/atto/plugins/fontsize" calcext:value-type="string">
            <text:p>/lib/editor/atto/plugins/fontsize</text:p>
          </table:table-cell>
          <table:table-cell office:value-type="float" office:value="5" calcext:value-type="float">
            <text:p>5</text:p>
          </table:table-cell>
          <table:table-cell table:formula="of:=&quot;ln -s &quot; &amp; REPT(&quot;../&quot;;[.C36]) &amp; [.$B$1] &amp; [.B36] &amp; &quot; &quot; &amp; [.$B$2] &amp; [.B36]" office:value-type="string" office:string-value="ln -s ../../../../../html/moodle2/lib/editor/atto/plugins/fontsize ./moodle/lib/editor/atto/plugins/fontsize" calcext:value-type="string">
            <text:p>ln -s ../../../../../html/moodle2/lib/editor/atto/plugins/fontsize ./moodle/lib/editor/atto/plugins/fontsiz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lib/editor/atto/plugins/fontfamily</text:p>
          </table:table-cell>
          <table:table-cell table:formula="of:=MID([.A37];2;999)" office:value-type="string" office:string-value="/lib/editor/atto/plugins/fontfamily" calcext:value-type="string">
            <text:p>/lib/editor/atto/plugins/fontfamily</text:p>
          </table:table-cell>
          <table:table-cell office:value-type="float" office:value="5" calcext:value-type="float">
            <text:p>5</text:p>
          </table:table-cell>
          <table:table-cell table:formula="of:=&quot;ln -s &quot; &amp; REPT(&quot;../&quot;;[.C37]) &amp; [.$B$1] &amp; [.B37] &amp; &quot; &quot; &amp; [.$B$2] &amp; [.B37]" office:value-type="string" office:string-value="ln -s ../../../../../html/moodle2/lib/editor/atto/plugins/fontfamily ./moodle/lib/editor/atto/plugins/fontfamily" calcext:value-type="string">
            <text:p>ln -s ../../../../../html/moodle2/lib/editor/atto/plugins/fontfamily ./moodle/lib/editor/atto/plugins/fontfami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question/type/essaywiris</text:p>
          </table:table-cell>
          <table:table-cell table:formula="of:=MID([.A38];2;999)" office:value-type="string" office:string-value="/question/type/essaywiris" calcext:value-type="string">
            <text:p>/question/type/essaywiris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C38]) &amp; [.$B$1] &amp; [.B38] &amp; &quot; &quot; &amp; [.$B$2] &amp; [.B38]" office:value-type="string" office:string-value="ln -s ../../../html/moodle2/question/type/essaywiris ./moodle/question/type/essaywiris" calcext:value-type="string">
            <text:p>ln -s ../../../html/moodle2/question/type/essaywiris ./moodle/question/type/essaywir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question/type/matchwiris</text:p>
          </table:table-cell>
          <table:table-cell table:formula="of:=MID([.A39];2;999)" office:value-type="string" office:string-value="/question/type/matchwiris" calcext:value-type="string">
            <text:p>/question/type/matchwiris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C39]) &amp; [.$B$1] &amp; [.B39] &amp; &quot; &quot; &amp; [.$B$2] &amp; [.B39]" office:value-type="string" office:string-value="ln -s ../../../html/moodle2/question/type/matchwiris ./moodle/question/type/matchwiris" calcext:value-type="string">
            <text:p>ln -s ../../../html/moodle2/question/type/matchwiris ./moodle/question/type/matchwir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question/type/multichoicewiris</text:p>
          </table:table-cell>
          <table:table-cell table:formula="of:=MID([.A40];2;999)" office:value-type="string" office:string-value="/question/type/multichoicewiris" calcext:value-type="string">
            <text:p>/question/type/multichoicewiris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C40]) &amp; [.$B$1] &amp; [.B40] &amp; &quot; &quot; &amp; [.$B$2] &amp; [.B40]" office:value-type="string" office:string-value="ln -s ../../../html/moodle2/question/type/multichoicewiris ./moodle/question/type/multichoicewiris" calcext:value-type="string">
            <text:p>ln -s ../../../html/moodle2/question/type/multichoicewiris ./moodle/question/type/multichoicewir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question/type/truefalsewiris</text:p>
          </table:table-cell>
          <table:table-cell table:formula="of:=MID([.A41];2;999)" office:value-type="string" office:string-value="/question/type/truefalsewiris" calcext:value-type="string">
            <text:p>/question/type/truefalsewiris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C41]) &amp; [.$B$1] &amp; [.B41] &amp; &quot; &quot; &amp; [.$B$2] &amp; [.B41]" office:value-type="string" office:string-value="ln -s ../../../html/moodle2/question/type/truefalsewiris ./moodle/question/type/truefalsewiris" calcext:value-type="string">
            <text:p>ln -s ../../../html/moodle2/question/type/truefalsewiris ./moodle/question/type/truefalsewir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question/type/multianswerwiris</text:p>
          </table:table-cell>
          <table:table-cell table:formula="of:=MID([.A42];2;999)" office:value-type="string" office:string-value="/question/type/multianswerwiris" calcext:value-type="string">
            <text:p>/question/type/multianswerwiris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C42]) &amp; [.$B$1] &amp; [.B42] &amp; &quot; &quot; &amp; [.$B$2] &amp; [.B42]" office:value-type="string" office:string-value="ln -s ../../../html/moodle2/question/type/multianswerwiris ./moodle/question/type/multianswerwiris" calcext:value-type="string">
            <text:p>ln -s ../../../html/moodle2/question/type/multianswerwiris ./moodle/question/type/multianswerwir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question/type/ordering</text:p>
          </table:table-cell>
          <table:table-cell table:formula="of:=MID([.A43];2;999)" office:value-type="string" office:string-value="/question/type/ordering" calcext:value-type="string">
            <text:p>/question/type/ordering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C43]) &amp; [.$B$1] &amp; [.B43] &amp; &quot; &quot; &amp; [.$B$2] &amp; [.B43]" office:value-type="string" office:string-value="ln -s ../../../html/moodle2/question/type/ordering ./moodle/question/type/ordering" calcext:value-type="string">
            <text:p>ln -s ../../../html/moodle2/question/type/ordering ./moodle/question/type/orde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question/type/shortanswerwiris</text:p>
          </table:table-cell>
          <table:table-cell table:formula="of:=MID([.A44];2;999)" office:value-type="string" office:string-value="/question/type/shortanswerwiris" calcext:value-type="string">
            <text:p>/question/type/shortanswerwiris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C44]) &amp; [.$B$1] &amp; [.B44] &amp; &quot; &quot; &amp; [.$B$2] &amp; [.B44]" office:value-type="string" office:string-value="ln -s ../../../html/moodle2/question/type/shortanswerwiris ./moodle/question/type/shortanswerwiris" calcext:value-type="string">
            <text:p>ln -s ../../../html/moodle2/question/type/shortanswerwiris ./moodle/question/type/shortanswerwir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question/type/wq</text:p>
          </table:table-cell>
          <table:table-cell table:formula="of:=MID([.A45];2;999)" office:value-type="string" office:string-value="/question/type/wq" calcext:value-type="string">
            <text:p>/question/type/wq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C45]) &amp; [.$B$1] &amp; [.B45] &amp; &quot; &quot; &amp; [.$B$2] &amp; [.B45]" office:value-type="string" office:string-value="ln -s ../../../html/moodle2/question/type/wq ./moodle/question/type/wq" calcext:value-type="string">
            <text:p>ln -s ../../../html/moodle2/question/type/wq ./moodle/question/type/w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question/format/hotpot</text:p>
          </table:table-cell>
          <table:table-cell table:formula="of:=MID([.A46];2;999)" office:value-type="string" office:string-value="/question/format/hotpot" calcext:value-type="string">
            <text:p>/question/format/hotpot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C46]) &amp; [.$B$1] &amp; [.B46] &amp; &quot; &quot; &amp; [.$B$2] &amp; [.B46]" office:value-type="string" office:string-value="ln -s ../../../html/moodle2/question/format/hotpot ./moodle/question/format/hotpot" calcext:value-type="string">
            <text:p>ln -s ../../../html/moodle2/question/format/hotpot ./moodle/question/format/hotpot</text:p>
          </table:table-cell>
          <table:table-cell table:number-columns-repeated="102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ordpres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DEST BASE:</text:p>
          </table:table-cell>
          <table:table-cell office:value-type="string" calcext:value-type="string">
            <text:p>html/wordpres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RC BASE:</text:p>
          </table:table-cell>
          <table:table-cell office:value-type="string" calcext:value-type="string">
            <text:p>./nod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LINK PATH (paste list here!)</text:p>
          </table:table-cell>
          <table:table-cell table:style-name="ce3" office:value-type="string" calcext:value-type="string">
            <text:p>CLEAN PATH</text:p>
          </table:table-cell>
          <table:table-cell table:style-name="ce5" office:value-type="string" calcext:value-type="string">
            <text:p>STEPS</text:p>
          </table:table-cell>
          <table:table-cell table:style-name="ce3" office:value-type="string" calcext:value-type="string">
            <text:p>LINK CREATION COMMAND (from root)</text:p>
          </table:table-cell>
          <table:table-cell table:style-name="ce6" table:number-columns-repeated="1020"/>
        </table:table-row>
        <table:table-row table:style-name="ro1">
          <table:table-cell office:value-type="string" calcext:value-type="string">
            <text:p>./wp-content/plugins/buddypress-activity-plus</text:p>
          </table:table-cell>
          <table:table-cell table:formula="of:=MID([.A5];2;999)" office:value-type="string" office:string-value="/wp-content/plugins/buddypress-activity-plus" calcext:value-type="string">
            <text:p>/wp-content/plugins/buddypress-activity-plus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C5]) &amp; [.$B$1] &amp; [.B5] &amp; &quot; &quot; &amp; [.$B$2] &amp; [.B5]" office:value-type="string" office:string-value="ln -s ../../../html/wordpress/wp-content/plugins/buddypress-activity-plus ./nodes/wp-content/plugins/buddypress-activity-plus" calcext:value-type="string">
            <text:p>ln -s ../../../html/wordpress/wp-content/plugins/buddypress-activity-plus ./nodes/wp-content/plugins/buddypress-activity-pl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wp-content/plugins/slideshow-jquery-image-gallery</text:p>
          </table:table-cell>
          <table:table-cell table:formula="of:=MID([.A6];2;999)" office:value-type="string" office:string-value="/wp-content/plugins/slideshow-jquery-image-gallery" calcext:value-type="string">
            <text:p>/wp-content/plugins/slideshow-jquery-image-gallery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C6]) &amp; [.$B$1] &amp; [.B6] &amp; &quot; &quot; &amp; [.$B$2] &amp; [.B6]" office:value-type="string" office:string-value="ln -s ../../../html/wordpress/wp-content/plugins/slideshow-jquery-image-gallery ./nodes/wp-content/plugins/slideshow-jquery-image-gallery" calcext:value-type="string">
            <text:p>ln -s ../../../html/wordpress/wp-content/plugins/slideshow-jquery-image-gallery ./nodes/wp-content/plugins/slideshow-jquery-image-galle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wp-content/plugins/blogger-importer</text:p>
          </table:table-cell>
          <table:table-cell table:formula="of:=MID([.A7];2;999)" office:value-type="string" office:string-value="/wp-content/plugins/blogger-importer" calcext:value-type="string">
            <text:p>/wp-content/plugins/blogger-importer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C7]) &amp; [.$B$1] &amp; [.B7] &amp; &quot; &quot; &amp; [.$B$2] &amp; [.B7]" office:value-type="string" office:string-value="ln -s ../../../html/wordpress/wp-content/plugins/blogger-importer ./nodes/wp-content/plugins/blogger-importer" calcext:value-type="string">
            <text:p>ln -s ../../../html/wordpress/wp-content/plugins/blogger-importer ./nodes/wp-content/plugins/blogger-impor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wp-content/plugins/buddypress-like</text:p>
          </table:table-cell>
          <table:table-cell table:formula="of:=MID([.A8];2;999)" office:value-type="string" office:string-value="/wp-content/plugins/buddypress-like" calcext:value-type="string">
            <text:p>/wp-content/plugins/buddypress-like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C8]) &amp; [.$B$1] &amp; [.B8] &amp; &quot; &quot; &amp; [.$B$2] &amp; [.B8]" office:value-type="string" office:string-value="ln -s ../../../html/wordpress/wp-content/plugins/buddypress-like ./nodes/wp-content/plugins/buddypress-like" calcext:value-type="string">
            <text:p>ln -s ../../../html/wordpress/wp-content/plugins/buddypress-like ./nodes/wp-content/plugins/buddypress-li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wp-content/plugins/table-of-contents-plus</text:p>
          </table:table-cell>
          <table:table-cell table:formula="of:=MID([.A9];2;999)" office:value-type="string" office:string-value="/wp-content/plugins/table-of-contents-plus" calcext:value-type="string">
            <text:p>/wp-content/plugins/table-of-contents-plus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C9]) &amp; [.$B$1] &amp; [.B9] &amp; &quot; &quot; &amp; [.$B$2] &amp; [.B9]" office:value-type="string" office:string-value="ln -s ../../../html/wordpress/wp-content/plugins/table-of-contents-plus ./nodes/wp-content/plugins/table-of-contents-plus" calcext:value-type="string">
            <text:p>ln -s ../../../html/wordpress/wp-content/plugins/table-of-contents-plus ./nodes/wp-content/plugins/table-of-contents-pl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wp-content/plugins/xtec-booking</text:p>
          </table:table-cell>
          <table:table-cell table:formula="of:=MID([.A10];2;999)" office:value-type="string" office:string-value="/wp-content/plugins/xtec-booking" calcext:value-type="string">
            <text:p>/wp-content/plugins/xtec-booking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C10]) &amp; [.$B$1] &amp; [.B10] &amp; &quot; &quot; &amp; [.$B$2] &amp; [.B10]" office:value-type="string" office:string-value="ln -s ../../../html/wordpress/wp-content/plugins/xtec-booking ./nodes/wp-content/plugins/xtec-booking" calcext:value-type="string">
            <text:p>ln -s ../../../html/wordpress/wp-content/plugins/xtec-booking ./nodes/wp-content/plugins/xtec-book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wp-content/plugins/wp-recaptcha</text:p>
          </table:table-cell>
          <table:table-cell table:formula="of:=MID([.A11];2;999)" office:value-type="string" office:string-value="/wp-content/plugins/wp-recaptcha" calcext:value-type="string">
            <text:p>/wp-content/plugins/wp-recaptcha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C11]) &amp; [.$B$1] &amp; [.B11] &amp; &quot; &quot; &amp; [.$B$2] &amp; [.B11]" office:value-type="string" office:string-value="ln -s ../../../html/wordpress/wp-content/plugins/wp-recaptcha ./nodes/wp-content/plugins/wp-recaptcha" calcext:value-type="string">
            <text:p>ln -s ../../../html/wordpress/wp-content/plugins/wp-recaptcha ./nodes/wp-content/plugins/wp-recaptch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wp-content/plugins/buddypress</text:p>
          </table:table-cell>
          <table:table-cell table:formula="of:=MID([.A12];2;999)" office:value-type="string" office:string-value="/wp-content/plugins/buddypress" calcext:value-type="string">
            <text:p>/wp-content/plugins/buddypress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C12]) &amp; [.$B$1] &amp; [.B12] &amp; &quot; &quot; &amp; [.$B$2] &amp; [.B12]" office:value-type="string" office:string-value="ln -s ../../../html/wordpress/wp-content/plugins/buddypress ./nodes/wp-content/plugins/buddypress" calcext:value-type="string">
            <text:p>ln -s ../../../html/wordpress/wp-content/plugins/buddypress ./nodes/wp-content/plugins/buddypre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wp-content/plugins/socialmedia</text:p>
          </table:table-cell>
          <table:table-cell table:formula="of:=MID([.A13];2;999)" office:value-type="string" office:string-value="/wp-content/plugins/socialmedia" calcext:value-type="string">
            <text:p>/wp-content/plugins/socialmedia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C13]) &amp; [.$B$1] &amp; [.B13] &amp; &quot; &quot; &amp; [.$B$2] &amp; [.B13]" office:value-type="string" office:string-value="ln -s ../../../html/wordpress/wp-content/plugins/socialmedia ./nodes/wp-content/plugins/socialmedia" calcext:value-type="string">
            <text:p>ln -s ../../../html/wordpress/wp-content/plugins/socialmedia ./nodes/wp-content/plugins/socialmed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wp-content/plugins/h5p</text:p>
          </table:table-cell>
          <table:table-cell table:formula="of:=MID([.A14];2;999)" office:value-type="string" office:string-value="/wp-content/plugins/h5p" calcext:value-type="string">
            <text:p>/wp-content/plugins/h5p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C14]) &amp; [.$B$1] &amp; [.B14] &amp; &quot; &quot; &amp; [.$B$2] &amp; [.B14]" office:value-type="string" office:string-value="ln -s ../../../html/wordpress/wp-content/plugins/h5p ./nodes/wp-content/plugins/h5p" calcext:value-type="string">
            <text:p>ln -s ../../../html/wordpress/wp-content/plugins/h5p ./nodes/wp-content/plugins/h5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wp-content/plugins/tabs-responsive</text:p>
          </table:table-cell>
          <table:table-cell table:formula="of:=MID([.A15];2;999)" office:value-type="string" office:string-value="/wp-content/plugins/tabs-responsive" calcext:value-type="string">
            <text:p>/wp-content/plugins/tabs-responsive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C15]) &amp; [.$B$1] &amp; [.B15] &amp; &quot; &quot; &amp; [.$B$2] &amp; [.B15]" office:value-type="string" office:string-value="ln -s ../../../html/wordpress/wp-content/plugins/tabs-responsive ./nodes/wp-content/plugins/tabs-responsive" calcext:value-type="string">
            <text:p>ln -s ../../../html/wordpress/wp-content/plugins/tabs-responsive ./nodes/wp-content/plugins/tabs-respons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wp-content/plugins/enllacos-educatius</text:p>
          </table:table-cell>
          <table:table-cell table:formula="of:=MID([.A16];2;999)" office:value-type="string" office:string-value="/wp-content/plugins/enllacos-educatius" calcext:value-type="string">
            <text:p>/wp-content/plugins/enllacos-educatius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C16]) &amp; [.$B$1] &amp; [.B16] &amp; &quot; &quot; &amp; [.$B$2] &amp; [.B16]" office:value-type="string" office:string-value="ln -s ../../../html/wordpress/wp-content/plugins/enllacos-educatius ./nodes/wp-content/plugins/enllacos-educatius" calcext:value-type="string">
            <text:p>ln -s ../../../html/wordpress/wp-content/plugins/enllacos-educatius ./nodes/wp-content/plugins/enllacos-educati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wp-content/plugins/bbpress</text:p>
          </table:table-cell>
          <table:table-cell table:formula="of:=MID([.A17];2;999)" office:value-type="string" office:string-value="/wp-content/plugins/bbpress" calcext:value-type="string">
            <text:p>/wp-content/plugins/bbpress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C17]) &amp; [.$B$1] &amp; [.B17] &amp; &quot; &quot; &amp; [.$B$2] &amp; [.B17]" office:value-type="string" office:string-value="ln -s ../../../html/wordpress/wp-content/plugins/bbpress ./nodes/wp-content/plugins/bbpress" calcext:value-type="string">
            <text:p>ln -s ../../../html/wordpress/wp-content/plugins/bbpress ./nodes/wp-content/plugins/bbpre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wp-content/plugins/bbpress-enable-tinymce-visual-tab</text:p>
          </table:table-cell>
          <table:table-cell table:formula="of:=MID([.A18];2;999)" office:value-type="string" office:string-value="/wp-content/plugins/bbpress-enable-tinymce-visual-tab" calcext:value-type="string">
            <text:p>/wp-content/plugins/bbpress-enable-tinymce-visual-tab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C18]) &amp; [.$B$1] &amp; [.B18] &amp; &quot; &quot; &amp; [.$B$2] &amp; [.B18]" office:value-type="string" office:string-value="ln -s ../../../html/wordpress/wp-content/plugins/bbpress-enable-tinymce-visual-tab ./nodes/wp-content/plugins/bbpress-enable-tinymce-visual-tab" calcext:value-type="string">
            <text:p>ln -s ../../../html/wordpress/wp-content/plugins/bbpress-enable-tinymce-visual-tab ./nodes/wp-content/plugins/bbpress-enable-tinymce-visual-ta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wp-content/plugins/polylang</text:p>
          </table:table-cell>
          <table:table-cell table:formula="of:=MID([.A19];2;999)" office:value-type="string" office:string-value="/wp-content/plugins/polylang" calcext:value-type="string">
            <text:p>/wp-content/plugins/polylang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C19]) &amp; [.$B$1] &amp; [.B19] &amp; &quot; &quot; &amp; [.$B$2] &amp; [.B19]" office:value-type="string" office:string-value="ln -s ../../../html/wordpress/wp-content/plugins/polylang ./nodes/wp-content/plugins/polylang" calcext:value-type="string">
            <text:p>ln -s ../../../html/wordpress/wp-content/plugins/polylang ./nodes/wp-content/plugins/polyla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wp-content/plugins/slideshare</text:p>
          </table:table-cell>
          <table:table-cell table:formula="of:=MID([.A20];2;999)" office:value-type="string" office:string-value="/wp-content/plugins/slideshare" calcext:value-type="string">
            <text:p>/wp-content/plugins/slideshare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C20]) &amp; [.$B$1] &amp; [.B20] &amp; &quot; &quot; &amp; [.$B$2] &amp; [.B20]" office:value-type="string" office:string-value="ln -s ../../../html/wordpress/wp-content/plugins/slideshare ./nodes/wp-content/plugins/slideshare" calcext:value-type="string">
            <text:p>ln -s ../../../html/wordpress/wp-content/plugins/slideshare ./nodes/wp-content/plugins/slidesh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wp-content/plugins/pods</text:p>
          </table:table-cell>
          <table:table-cell table:formula="of:=MID([.A21];2;999)" office:value-type="string" office:string-value="/wp-content/plugins/pods" calcext:value-type="string">
            <text:p>/wp-content/plugins/pods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C21]) &amp; [.$B$1] &amp; [.B21] &amp; &quot; &quot; &amp; [.$B$2] &amp; [.B21]" office:value-type="string" office:string-value="ln -s ../../../html/wordpress/wp-content/plugins/pods ./nodes/wp-content/plugins/pods" calcext:value-type="string">
            <text:p>ln -s ../../../html/wordpress/wp-content/plugins/pods ./nodes/wp-content/plugins/pod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wp-content/plugins/google-calendar-events</text:p>
          </table:table-cell>
          <table:table-cell table:formula="of:=MID([.A22];2;999)" office:value-type="string" office:string-value="/wp-content/plugins/google-calendar-events" calcext:value-type="string">
            <text:p>/wp-content/plugins/google-calendar-events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C22]) &amp; [.$B$1] &amp; [.B22] &amp; &quot; &quot; &amp; [.$B$2] &amp; [.B22]" office:value-type="string" office:string-value="ln -s ../../../html/wordpress/wp-content/plugins/google-calendar-events ./nodes/wp-content/plugins/google-calendar-events" calcext:value-type="string">
            <text:p>ln -s ../../../html/wordpress/wp-content/plugins/google-calendar-events ./nodes/wp-content/plugins/google-calendar-eve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wp-content/plugins/email-subscribers</text:p>
          </table:table-cell>
          <table:table-cell table:formula="of:=MID([.A23];2;999)" office:value-type="string" office:string-value="/wp-content/plugins/email-subscribers" calcext:value-type="string">
            <text:p>/wp-content/plugins/email-subscribers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C23]) &amp; [.$B$1] &amp; [.B23] &amp; &quot; &quot; &amp; [.$B$2] &amp; [.B23]" office:value-type="string" office:string-value="ln -s ../../../html/wordpress/wp-content/plugins/email-subscribers ./nodes/wp-content/plugins/email-subscribers" calcext:value-type="string">
            <text:p>ln -s ../../../html/wordpress/wp-content/plugins/email-subscribers ./nodes/wp-content/plugins/email-subscrib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wp-content/plugins/tinymce-advanced</text:p>
          </table:table-cell>
          <table:table-cell table:formula="of:=MID([.A24];2;999)" office:value-type="string" office:string-value="/wp-content/plugins/tinymce-advanced" calcext:value-type="string">
            <text:p>/wp-content/plugins/tinymce-advanced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C24]) &amp; [.$B$1] &amp; [.B24] &amp; &quot; &quot; &amp; [.$B$2] &amp; [.B24]" office:value-type="string" office:string-value="ln -s ../../../html/wordpress/wp-content/plugins/tinymce-advanced ./nodes/wp-content/plugins/tinymce-advanced" calcext:value-type="string">
            <text:p>ln -s ../../../html/wordpress/wp-content/plugins/tinymce-advanced ./nodes/wp-content/plugins/tinymce-advanc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wp-content/plugins/wordpress-telegram</text:p>
          </table:table-cell>
          <table:table-cell table:formula="of:=MID([.A25];2;999)" office:value-type="string" office:string-value="/wp-content/plugins/wordpress-telegram" calcext:value-type="string">
            <text:p>/wp-content/plugins/wordpress-telegram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C25]) &amp; [.$B$1] &amp; [.B25] &amp; &quot; &quot; &amp; [.$B$2] &amp; [.B25]" office:value-type="string" office:string-value="ln -s ../../../html/wordpress/wp-content/plugins/wordpress-telegram ./nodes/wp-content/plugins/wordpress-telegram" calcext:value-type="string">
            <text:p>ln -s ../../../html/wordpress/wp-content/plugins/wordpress-telegram ./nodes/wp-content/plugins/wordpress-telegr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wp-content/plugins/xtec-mail</text:p>
          </table:table-cell>
          <table:table-cell table:formula="of:=MID([.A26];2;999)" office:value-type="string" office:string-value="/wp-content/plugins/xtec-mail" calcext:value-type="string">
            <text:p>/wp-content/plugins/xtec-mail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C26]) &amp; [.$B$1] &amp; [.B26] &amp; &quot; &quot; &amp; [.$B$2] &amp; [.B26]" office:value-type="string" office:string-value="ln -s ../../../html/wordpress/wp-content/plugins/xtec-mail ./nodes/wp-content/plugins/xtec-mail" calcext:value-type="string">
            <text:p>ln -s ../../../html/wordpress/wp-content/plugins/xtec-mail ./nodes/wp-content/plugins/xtec-mai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wp-content/plugins/invite-anyone</text:p>
          </table:table-cell>
          <table:table-cell table:formula="of:=MID([.A27];2;999)" office:value-type="string" office:string-value="/wp-content/plugins/invite-anyone" calcext:value-type="string">
            <text:p>/wp-content/plugins/invite-anyone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C27]) &amp; [.$B$1] &amp; [.B27] &amp; &quot; &quot; &amp; [.$B$2] &amp; [.B27]" office:value-type="string" office:string-value="ln -s ../../../html/wordpress/wp-content/plugins/invite-anyone ./nodes/wp-content/plugins/invite-anyone" calcext:value-type="string">
            <text:p>ln -s ../../../html/wordpress/wp-content/plugins/invite-anyone ./nodes/wp-content/plugins/invite-any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wp-content/plugins/wordpress-php-info</text:p>
          </table:table-cell>
          <table:table-cell table:formula="of:=MID([.A28];2;999)" office:value-type="string" office:string-value="/wp-content/plugins/wordpress-php-info" calcext:value-type="string">
            <text:p>/wp-content/plugins/wordpress-php-info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C28]) &amp; [.$B$1] &amp; [.B28] &amp; &quot; &quot; &amp; [.$B$2] &amp; [.B28]" office:value-type="string" office:string-value="ln -s ../../../html/wordpress/wp-content/plugins/wordpress-php-info ./nodes/wp-content/plugins/wordpress-php-info" calcext:value-type="string">
            <text:p>ln -s ../../../html/wordpress/wp-content/plugins/wordpress-php-info ./nodes/wp-content/plugins/wordpress-php-inf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wp-content/plugins/disable-gutenberg</text:p>
          </table:table-cell>
          <table:table-cell table:formula="of:=MID([.A29];2;999)" office:value-type="string" office:string-value="/wp-content/plugins/disable-gutenberg" calcext:value-type="string">
            <text:p>/wp-content/plugins/disable-gutenberg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C29]) &amp; [.$B$1] &amp; [.B29] &amp; &quot; &quot; &amp; [.$B$2] &amp; [.B29]" office:value-type="string" office:string-value="ln -s ../../../html/wordpress/wp-content/plugins/disable-gutenberg ./nodes/wp-content/plugins/disable-gutenberg" calcext:value-type="string">
            <text:p>ln -s ../../../html/wordpress/wp-content/plugins/disable-gutenberg ./nodes/wp-content/plugins/disable-gutenber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wp-content/plugins/wordpress-social-login</text:p>
          </table:table-cell>
          <table:table-cell table:formula="of:=MID([.A30];2;999)" office:value-type="string" office:string-value="/wp-content/plugins/wordpress-social-login" calcext:value-type="string">
            <text:p>/wp-content/plugins/wordpress-social-login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C30]) &amp; [.$B$1] &amp; [.B30] &amp; &quot; &quot; &amp; [.$B$2] &amp; [.B30]" office:value-type="string" office:string-value="ln -s ../../../html/wordpress/wp-content/plugins/wordpress-social-login ./nodes/wp-content/plugins/wordpress-social-login" calcext:value-type="string">
            <text:p>ln -s ../../../html/wordpress/wp-content/plugins/wordpress-social-login ./nodes/wp-content/plugins/wordpress-social-log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wp-content/plugins/add-to-any</text:p>
          </table:table-cell>
          <table:table-cell table:formula="of:=MID([.A31];2;999)" office:value-type="string" office:string-value="/wp-content/plugins/add-to-any" calcext:value-type="string">
            <text:p>/wp-content/plugins/add-to-any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C31]) &amp; [.$B$1] &amp; [.B31] &amp; &quot; &quot; &amp; [.$B$2] &amp; [.B31]" office:value-type="string" office:string-value="ln -s ../../../html/wordpress/wp-content/plugins/add-to-any ./nodes/wp-content/plugins/add-to-any" calcext:value-type="string">
            <text:p>ln -s ../../../html/wordpress/wp-content/plugins/add-to-any ./nodes/wp-content/plugins/add-to-a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wp-content/plugins/google-analyticator</text:p>
          </table:table-cell>
          <table:table-cell table:formula="of:=MID([.A32];2;999)" office:value-type="string" office:string-value="/wp-content/plugins/google-analyticator" calcext:value-type="string">
            <text:p>/wp-content/plugins/google-analyticator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C32]) &amp; [.$B$1] &amp; [.B32] &amp; &quot; &quot; &amp; [.$B$2] &amp; [.B32]" office:value-type="string" office:string-value="ln -s ../../../html/wordpress/wp-content/plugins/google-analyticator ./nodes/wp-content/plugins/google-analyticator" calcext:value-type="string">
            <text:p>ln -s ../../../html/wordpress/wp-content/plugins/google-analyticator ./nodes/wp-content/plugins/google-analytica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wp-content/plugins/author-category</text:p>
          </table:table-cell>
          <table:table-cell table:formula="of:=MID([.A33];2;999)" office:value-type="string" office:string-value="/wp-content/plugins/author-category" calcext:value-type="string">
            <text:p>/wp-content/plugins/author-category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C33]) &amp; [.$B$1] &amp; [.B33] &amp; &quot; &quot; &amp; [.$B$2] &amp; [.B33]" office:value-type="string" office:string-value="ln -s ../../../html/wordpress/wp-content/plugins/author-category ./nodes/wp-content/plugins/author-category" calcext:value-type="string">
            <text:p>ln -s ../../../html/wordpress/wp-content/plugins/author-category ./nodes/wp-content/plugins/author-catego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wp-content/plugins/private-bp-pages</text:p>
          </table:table-cell>
          <table:table-cell table:formula="of:=MID([.A34];2;999)" office:value-type="string" office:string-value="/wp-content/plugins/private-bp-pages" calcext:value-type="string">
            <text:p>/wp-content/plugins/private-bp-pages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C34]) &amp; [.$B$1] &amp; [.B34] &amp; &quot; &quot; &amp; [.$B$2] &amp; [.B34]" office:value-type="string" office:string-value="ln -s ../../../html/wordpress/wp-content/plugins/private-bp-pages ./nodes/wp-content/plugins/private-bp-pages" calcext:value-type="string">
            <text:p>ln -s ../../../html/wordpress/wp-content/plugins/private-bp-pages ./nodes/wp-content/plugins/private-bp-pag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wp-content/plugins/buddypress-group-email-subscription</text:p>
          </table:table-cell>
          <table:table-cell table:formula="of:=MID([.A35];2;999)" office:value-type="string" office:string-value="/wp-content/plugins/buddypress-group-email-subscription" calcext:value-type="string">
            <text:p>/wp-content/plugins/buddypress-group-email-subscription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C35]) &amp; [.$B$1] &amp; [.B35] &amp; &quot; &quot; &amp; [.$B$2] &amp; [.B35]" office:value-type="string" office:string-value="ln -s ../../../html/wordpress/wp-content/plugins/buddypress-group-email-subscription ./nodes/wp-content/plugins/buddypress-group-email-subscription" calcext:value-type="string">
            <text:p>ln -s ../../../html/wordpress/wp-content/plugins/buddypress-group-email-subscription ./nodes/wp-content/plugins/buddypress-group-email-subscrip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wp-content/plugins/xtec-stats</text:p>
          </table:table-cell>
          <table:table-cell table:formula="of:=MID([.A36];2;999)" office:value-type="string" office:string-value="/wp-content/plugins/xtec-stats" calcext:value-type="string">
            <text:p>/wp-content/plugins/xtec-stats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C36]) &amp; [.$B$1] &amp; [.B36] &amp; &quot; &quot; &amp; [.$B$2] &amp; [.B36]" office:value-type="string" office:string-value="ln -s ../../../html/wordpress/wp-content/plugins/xtec-stats ./nodes/wp-content/plugins/xtec-stats" calcext:value-type="string">
            <text:p>ln -s ../../../html/wordpress/wp-content/plugins/xtec-stats ./nodes/wp-content/plugins/xtec-sta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wp-content/plugins/xtec-ldap-login</text:p>
          </table:table-cell>
          <table:table-cell table:formula="of:=MID([.A37];2;999)" office:value-type="string" office:string-value="/wp-content/plugins/xtec-ldap-login" calcext:value-type="string">
            <text:p>/wp-content/plugins/xtec-ldap-login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C37]) &amp; [.$B$1] &amp; [.B37] &amp; &quot; &quot; &amp; [.$B$2] &amp; [.B37]" office:value-type="string" office:string-value="ln -s ../../../html/wordpress/wp-content/plugins/xtec-ldap-login ./nodes/wp-content/plugins/xtec-ldap-login" calcext:value-type="string">
            <text:p>ln -s ../../../html/wordpress/wp-content/plugins/xtec-ldap-login ./nodes/wp-content/plugins/xtec-ldap-log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wp-content/plugins/grup-classe</text:p>
          </table:table-cell>
          <table:table-cell table:formula="of:=MID([.A38];2;999)" office:value-type="string" office:string-value="/wp-content/plugins/grup-classe" calcext:value-type="string">
            <text:p>/wp-content/plugins/grup-classe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C38]) &amp; [.$B$1] &amp; [.B38] &amp; &quot; &quot; &amp; [.$B$2] &amp; [.B38]" office:value-type="string" office:string-value="ln -s ../../../html/wordpress/wp-content/plugins/grup-classe ./nodes/wp-content/plugins/grup-classe" calcext:value-type="string">
            <text:p>ln -s ../../../html/wordpress/wp-content/plugins/grup-classe ./nodes/wp-content/plugins/grup-clas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wp-content/plugins/buddypress-docs</text:p>
          </table:table-cell>
          <table:table-cell table:formula="of:=MID([.A39];2;999)" office:value-type="string" office:string-value="/wp-content/plugins/buddypress-docs" calcext:value-type="string">
            <text:p>/wp-content/plugins/buddypress-docs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C39]) &amp; [.$B$1] &amp; [.B39] &amp; &quot; &quot; &amp; [.$B$2] &amp; [.B39]" office:value-type="string" office:string-value="ln -s ../../../html/wordpress/wp-content/plugins/buddypress-docs ./nodes/wp-content/plugins/buddypress-docs" calcext:value-type="string">
            <text:p>ln -s ../../../html/wordpress/wp-content/plugins/buddypress-docs ./nodes/wp-content/plugins/buddypress-do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wp-content/plugins/pending-submission-notifications</text:p>
          </table:table-cell>
          <table:table-cell table:formula="of:=MID([.A40];2;999)" office:value-type="string" office:string-value="/wp-content/plugins/pending-submission-notifications" calcext:value-type="string">
            <text:p>/wp-content/plugins/pending-submission-notifications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C40]) &amp; [.$B$1] &amp; [.B40] &amp; &quot; &quot; &amp; [.$B$2] &amp; [.B40]" office:value-type="string" office:string-value="ln -s ../../../html/wordpress/wp-content/plugins/pending-submission-notifications ./nodes/wp-content/plugins/pending-submission-notifications" calcext:value-type="string">
            <text:p>ln -s ../../../html/wordpress/wp-content/plugins/pending-submission-notifications ./nodes/wp-content/plugins/pending-submission-notificat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wp-content/plugins/import-users-from-csv-with-meta</text:p>
          </table:table-cell>
          <table:table-cell table:formula="of:=MID([.A41];2;999)" office:value-type="string" office:string-value="/wp-content/plugins/import-users-from-csv-with-meta" calcext:value-type="string">
            <text:p>/wp-content/plugins/import-users-from-csv-with-meta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C41]) &amp; [.$B$1] &amp; [.B41] &amp; &quot; &quot; &amp; [.$B$2] &amp; [.B41]" office:value-type="string" office:string-value="ln -s ../../../html/wordpress/wp-content/plugins/import-users-from-csv-with-meta ./nodes/wp-content/plugins/import-users-from-csv-with-meta" calcext:value-type="string">
            <text:p>ln -s ../../../html/wordpress/wp-content/plugins/import-users-from-csv-with-meta ./nodes/wp-content/plugins/import-users-from-csv-with-me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wp-content/plugins/widget-visibility-without-jetpack</text:p>
          </table:table-cell>
          <table:table-cell table:formula="of:=MID([.A42];2;999)" office:value-type="string" office:string-value="/wp-content/plugins/widget-visibility-without-jetpack" calcext:value-type="string">
            <text:p>/wp-content/plugins/widget-visibility-without-jetpack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C42]) &amp; [.$B$1] &amp; [.B42] &amp; &quot; &quot; &amp; [.$B$2] &amp; [.B42]" office:value-type="string" office:string-value="ln -s ../../../html/wordpress/wp-content/plugins/widget-visibility-without-jetpack ./nodes/wp-content/plugins/widget-visibility-without-jetpack" calcext:value-type="string">
            <text:p>ln -s ../../../html/wordpress/wp-content/plugins/widget-visibility-without-jetpack ./nodes/wp-content/plugins/widget-visibility-without-jetpa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wp-content/plugins/wordpress-importer</text:p>
          </table:table-cell>
          <table:table-cell table:formula="of:=MID([.A43];2;999)" office:value-type="string" office:string-value="/wp-content/plugins/wordpress-importer" calcext:value-type="string">
            <text:p>/wp-content/plugins/wordpress-importer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C43]) &amp; [.$B$1] &amp; [.B43] &amp; &quot; &quot; &amp; [.$B$2] &amp; [.B43]" office:value-type="string" office:string-value="ln -s ../../../html/wordpress/wp-content/plugins/wordpress-importer ./nodes/wp-content/plugins/wordpress-importer" calcext:value-type="string">
            <text:p>ln -s ../../../html/wordpress/wp-content/plugins/wordpress-importer ./nodes/wp-content/plugins/wordpress-impor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wp-content/mu-plugins</text:p>
          </table:table-cell>
          <table:table-cell table:formula="of:=MID([.A44];2;999)" office:value-type="string" office:string-value="/wp-content/mu-plugins" calcext:value-type="string">
            <text:p>/wp-content/mu-plugins</text:p>
          </table:table-cell>
          <table:table-cell office:value-type="float" office:value="2" calcext:value-type="float">
            <text:p>2</text:p>
          </table:table-cell>
          <table:table-cell table:formula="of:=&quot;ln -s &quot; &amp; REPT(&quot;../&quot;;[.C44]) &amp; [.$B$1] &amp; [.B44] &amp; &quot; &quot; &amp; [.$B$2] &amp; [.B44]" office:value-type="string" office:string-value="ln -s ../../html/wordpress/wp-content/mu-plugins ./nodes/wp-content/mu-plugins" calcext:value-type="string">
            <text:p>ln -s ../../html/wordpress/wp-content/mu-plugins ./nodes/wp-content/mu-plugi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wp-content/uploads</text:p>
          </table:table-cell>
          <table:table-cell table:formula="of:=MID([.A45];2;999)" office:value-type="string" office:string-value="/wp-content/uploads" calcext:value-type="string">
            <text:p>/wp-content/uploads</text:p>
          </table:table-cell>
          <table:table-cell office:value-type="float" office:value="2" calcext:value-type="float">
            <text:p>2</text:p>
          </table:table-cell>
          <table:table-cell table:formula="of:=&quot;ln -s &quot; &amp; REPT(&quot;../&quot;;[.C45]) &amp; [.$B$1] &amp; [.B45] &amp; &quot; &quot; &amp; [.$B$2] &amp; [.B45]" office:value-type="string" office:string-value="ln -s ../../html/wordpress/wp-content/uploads ./nodes/wp-content/uploads" calcext:value-type="string">
            <text:p>ln -s ../../html/wordpress/wp-content/uploads ./nodes/wp-content/upload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wp-content/themes/reactor-primaria-1</text:p>
          </table:table-cell>
          <table:table-cell table:formula="of:=MID([.A46];2;999)" office:value-type="string" office:string-value="/wp-content/themes/reactor-primaria-1" calcext:value-type="string">
            <text:p>/wp-content/themes/reactor-primaria-1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C46]) &amp; [.$B$1] &amp; [.B46] &amp; &quot; &quot; &amp; [.$B$2] &amp; [.B46]" office:value-type="string" office:string-value="ln -s ../../../html/wordpress/wp-content/themes/reactor-primaria-1 ./nodes/wp-content/themes/reactor-primaria-1" calcext:value-type="string">
            <text:p>ln -s ../../../html/wordpress/wp-content/themes/reactor-primaria-1 ./nodes/wp-content/themes/reactor-primaria-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wp-content/themes/reactor-serveis-educatius</text:p>
          </table:table-cell>
          <table:table-cell table:formula="of:=MID([.A47];2;999)" office:value-type="string" office:string-value="/wp-content/themes/reactor-serveis-educatius" calcext:value-type="string">
            <text:p>/wp-content/themes/reactor-serveis-educatius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C47]) &amp; [.$B$1] &amp; [.B47] &amp; &quot; &quot; &amp; [.$B$2] &amp; [.B47]" office:value-type="string" office:string-value="ln -s ../../../html/wordpress/wp-content/themes/reactor-serveis-educatius ./nodes/wp-content/themes/reactor-serveis-educatius" calcext:value-type="string">
            <text:p>ln -s ../../../html/wordpress/wp-content/themes/reactor-serveis-educatius ./nodes/wp-content/themes/reactor-serveis-educati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wp-content/themes/reactor-projectes</text:p>
          </table:table-cell>
          <table:table-cell table:formula="of:=MID([.A48];2;999)" office:value-type="string" office:string-value="/wp-content/themes/reactor-projectes" calcext:value-type="string">
            <text:p>/wp-content/themes/reactor-projectes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C48]) &amp; [.$B$1] &amp; [.B48] &amp; &quot; &quot; &amp; [.$B$2] &amp; [.B48]" office:value-type="string" office:string-value="ln -s ../../../html/wordpress/wp-content/themes/reactor-projectes ./nodes/wp-content/themes/reactor-projectes" calcext:value-type="string">
            <text:p>ln -s ../../../html/wordpress/wp-content/themes/reactor-projectes ./nodes/wp-content/themes/reactor-project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wp-content/themes/reactor</text:p>
          </table:table-cell>
          <table:table-cell table:formula="of:=MID([.A49];2;999)" office:value-type="string" office:string-value="/wp-content/themes/reactor" calcext:value-type="string">
            <text:p>/wp-content/themes/reactor</text:p>
          </table:table-cell>
          <table:table-cell office:value-type="float" office:value="3" calcext:value-type="float">
            <text:p>3</text:p>
          </table:table-cell>
          <table:table-cell table:formula="of:=&quot;ln -s &quot; &amp; REPT(&quot;../&quot;;[.C49]) &amp; [.$B$1] &amp; [.B49] &amp; &quot; &quot; &amp; [.$B$2] &amp; [.B49]" office:value-type="string" office:string-value="ln -s ../../../html/wordpress/wp-content/themes/reactor ./nodes/wp-content/themes/reactor" calcext:value-type="string">
            <text:p>ln -s ../../../html/wordpress/wp-content/themes/reactor ./nodes/wp-content/themes/reac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wp-content/languages</text:p>
          </table:table-cell>
          <table:table-cell table:formula="of:=MID([.A50];2;999)" office:value-type="string" office:string-value="/wp-content/languages" calcext:value-type="string">
            <text:p>/wp-content/languages</text:p>
          </table:table-cell>
          <table:table-cell office:value-type="float" office:value="2" calcext:value-type="float">
            <text:p>2</text:p>
          </table:table-cell>
          <table:table-cell table:formula="of:=&quot;ln -s &quot; &amp; REPT(&quot;../&quot;;[.C50]) &amp; [.$B$1] &amp; [.B50] &amp; &quot; &quot; &amp; [.$B$2] &amp; [.B50]" office:value-type="string" office:string-value="ln -s ../../html/wordpress/wp-content/languages ./nodes/wp-content/languages" calcext:value-type="string">
            <text:p>ln -s ../../html/wordpress/wp-content/languages ./nodes/wp-content/languag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/wp-includes/xtec</text:p>
          </table:table-cell>
          <table:table-cell table:formula="of:=MID([.A51];2;999)" office:value-type="string" office:string-value="/wp-includes/xtec" calcext:value-type="string">
            <text:p>/wp-includes/xtec</text:p>
          </table:table-cell>
          <table:table-cell office:value-type="float" office:value="2" calcext:value-type="float">
            <text:p>2</text:p>
          </table:table-cell>
          <table:table-cell table:formula="of:=&quot;ln -s &quot; &amp; REPT(&quot;../&quot;;[.C51]) &amp; [.$B$1] &amp; [.B51] &amp; &quot; &quot; &amp; [.$B$2] &amp; [.B51]" office:value-type="string" office:string-value="ln -s ../../html/wordpress/wp-includes/xtec ./nodes/wp-includes/xtec" calcext:value-type="string">
            <text:p>ln -s ../../html/wordpress/wp-includes/xtec ./nodes/wp-includes/xtec</text:p>
          </table:table-cell>
          <table:table-cell table:number-columns-repeated="1020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0">00/00/0000</text:date>, <text:time style:data-style-name="N2" text:time-value="23:21:09.111109054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20:09:13.277592494</meta:creation-date>
    <dc:date>2019-09-10T23:31:00.171766451</dc:date>
    <meta:editing-duration>PT23M51S</meta:editing-duration>
    <meta:editing-cycles>5</meta:editing-cycles>
    <meta:generator>LibreOffice/6.0.7.3$Linux_X86_64 LibreOffice_project/00m0$Build-3</meta:generator>
    <meta:document-statistic meta:table-count="2" meta:cell-count="372" meta:object-count="0"/>
  </office:meta>
</office:document-meta>
</file>